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3.392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11.834cm"/>
    </style:style>
    <style:style style:name="co14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60">
      <style:table-cell-properties fo:background-color="#ffff00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ff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risoluzione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" table:default-cell-style-name="ce1"/>
        <table:table-column table:style-name="co13" table:default-cell-style-name="Default"/>
        <table:table-row table:style-name="ro1">
          <table:table-cell table:style-name="Default" office:value-type="string" calcext:value-type="string">
            <text:p>Run Number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Stop</text:p>
          </table:table-cell>
          <table:table-cell table:style-name="Default" office:value-type="string" calcext:value-type="string">
            <text:p>Source (kBq)</text:p>
          </table:table-cell>
          <table:table-cell table:style-name="Default" office:value-type="string" calcext:value-type="string">
            <text:p>Background source (y or n)</text:p>
          </table:table-cell>
          <table:table-cell table:style-name="Default" office:value-type="string" calcext:value-type="string">
            <text:p>Collimator (y or n)</text:p>
          </table:table-cell>
          <table:table-cell table:style-name="Default" office:value-type="string" calcext:value-type="string">
            <text:p>Collimator shape</text:p>
          </table:table-cell>
          <table:table-cell table:style-name="Default" office:value-type="string" calcext:value-type="string">
            <text:p>Collimator size (mm)</text:p>
          </table:table-cell>
          <table:table-cell table:style-name="Default" office:value-type="string" calcext:value-type="string">
            <text:p>Angle tracker (deg)</text:p>
          </table:table-cell>
          <table:table-cell table:style-name="Default" office:value-type="string" calcext:value-type="string">
            <text:p>P (mbar)</text:p>
          </table:table-cell>
          <table:table-cell table:style-name="Default" office:value-type="string" calcext:value-type="string">
            <text:p>Vind (V)</text:p>
          </table:table-cell>
          <table:table-cell table:style-name="Default" office:value-type="string" calcext:value-type="string">
            <text:p>VTHGEM (V)</text:p>
          </table:table-cell>
          <table:table-cell table:style-name="Default" office:value-type="string" calcext:value-type="string">
            <text:p>Vdrift (V)</text:p>
          </table:table-cell>
          <table:table-cell table:style-name="Default" office:value-type="string" calcext:value-type="string">
            <text:p>SiC (y or n)</text:p>
          </table:table-cell>
          <table:table-cell table:style-name="Default" office:value-type="string" calcext:value-type="string">
            <text:p>HV SiC (V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time" office:time-value="PT17H31M00S" calcext:value-type="time">
            <text:p>17:31</text:p>
          </table:table-cell>
          <table:table-cell table:style-name="ce3" office:value-type="time" office:time-value="PT17H34M00S" calcext:value-type="time">
            <text:p>17: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time" office:time-value="PT17H35M00S" calcext:value-type="time">
            <text:p>17:35</text:p>
          </table:table-cell>
          <table:table-cell table:style-name="ce3" office:value-type="time" office:time-value="PT17H40M00S" calcext:value-type="time">
            <text:p>17: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 run 114, but increased thresolds in dig 25716 for all channel but 0 ch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time" office:time-value="PT17H41M00S" calcext:value-type="time">
            <text:p>17:41</text:p>
          </table:table-cell>
          <table:table-cell table:style-name="ce3" office:value-type="time" office:time-value="PT17H46M00S" calcext:value-type="time">
            <text:p>17:4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time" office:time-value="PT11H29M00S" calcext:value-type="time">
            <text:p>11:29</text:p>
          </table:table-cell>
          <table:table-cell table:style-name="ce3" office:value-type="time" office:time-value="PT11H35M00S" calcext:value-type="time">
            <text:p>11:3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time" office:time-value="PT12H16M00S" calcext:value-type="time">
            <text:p>12:16</text:p>
          </table:table-cell>
          <table:table-cell office:value-type="time" office:time-value="PT13H15M00S" calcext:value-type="time">
            <text:p>13:1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 previous ru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time" office:time-value="PT17H21M00S" calcext:value-type="time">
            <text:p>17:21</text:p>
          </table:table-cell>
          <table:table-cell office:value-type="time" office:time-value="PT17H22M00S" calcext:value-type="time">
            <text:p>17:22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?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table:style-name="ce1" office:value-type="string" calcext:value-type="string">
            <text:p>?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table:style-name="ce1" office:value-type="string" calcext:value-type="string">
            <text:p>?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table:style-name="ce1" office:value-type="string" calcext:value-type="string">
            <text:p>?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time" office:time-value="PT17H14M00S" calcext:value-type="time">
            <text:p>17:14</text:p>
          </table:table-cell>
          <table:table-cell table:style-name="ce5" office:value-type="time" office:time-value="PT17H44M00S" calcext:value-type="time">
            <text:p>17:4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1" table:style-name="ce2" office:value-type="string" calcext:value-type="string">
            <text:p>x</text:p>
          </table:table-cell>
          <table:table-cell table:style-name="ce6" office:value-type="string" calcext:value-type="string">
            <text:p>Measurement of source activity with SiC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time" office:time-value="PT11H25M00S" calcext:value-type="time">
            <text:p>11:25</text:p>
          </table:table-cell>
          <table:table-cell table:style-name="ce5"/>
          <table:table-cell table:style-name="ce2" office:value-type="float" office:value="11000" calcext:value-type="float">
            <text:p>11000</text:p>
          </table:table-cell>
          <table:table-cell table:number-columns-repeated="11" table:style-name="ce2" office:value-type="string" calcext:value-type="string">
            <text:p>x</text:p>
          </table:table-cell>
          <table:table-cell table:style-name="ce6" office:value-type="string" calcext:value-type="string">
            <text:p>Measurement of source activity with SiC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table:number-columns-repeated="2"/>
          <table:table-cell table:style-name="ce2" table:number-columns-repeated="12"/>
          <table:table-cell table:style-name="ce6" office:value-type="string" calcext:value-type="string">
            <text:p>Measurement with three-peaks alpha-source for SiC energy calibratio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time" office:time-value="PT15H53M00S" calcext:value-type="time">
            <text:p>15:53</text:p>
          </table:table-cell>
          <table:table-cell office:value-type="time" office:time-value="PT16H16M00S" calcext:value-type="time">
            <text:p>16:16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aybe synchronization is missing!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time" office:time-value="PT16H37M00S" calcext:value-type="time">
            <text:p>16:37</text:p>
          </table:table-cell>
          <table:table-cell office:value-type="time" office:time-value="PT18H38M00S" calcext:value-type="time">
            <text:p>18:38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aybe synchronization is missing!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iC spectrum ba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time" office:time-value="PT17H49M00S" calcext:value-type="time">
            <text:p>17:49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time" office:time-value="PT18H14M00S" calcext:value-type="time">
            <text:p>18:14</text:p>
          </table:table-cell>
          <table:table-cell office:value-type="time" office:time-value="PT19H15M00S" calcext:value-type="time">
            <text:p>19:1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creased thresholds for pads in row 3 and 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time" office:time-value="PT13H24M00S" calcext:value-type="time">
            <text:p>13:24</text:p>
          </table:table-cell>
          <table:table-cell office:value-type="time" office:time-value="PT15H24M00S" calcext:value-type="time">
            <text:p>15:24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time" office:time-value="PT18H17M00S" calcext:value-type="time">
            <text:p>18:17</text:p>
          </table:table-cell>
          <table:table-cell office:value-type="time" office:time-value="PT18H23M00S" calcext:value-type="time">
            <text:p>18:23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35M00S" calcext:value-type="time">
            <text:p>12: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ort run to check everything is o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time" office:time-value="PT12H36M00S" calcext:value-type="time">
            <text:p>12:36</text:p>
          </table:table-cell>
          <table:table-cell office:value-type="time" office:time-value="PT14H36M00S" calcext:value-type="time">
            <text:p>14: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time" office:time-value="PT18H32M00S" calcext:value-type="time">
            <text:p>18:32</text:p>
          </table:table-cell>
          <table:table-cell office:value-type="time" office:time-value="PT18H37M00S" calcext:value-type="time">
            <text:p>18:37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utter close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time" office:time-value="PT18H39M00S" calcext:value-type="time">
            <text:p>18:39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cker tri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2H40M00S" calcext:value-type="time">
            <text:p>12:4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close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time" office:time-value="PT12H44M00S" calcext:value-type="time">
            <text:p>12:44</text:p>
          </table:table-cell>
          <table:table-cell office:value-type="time" office:time-value="PT12H49M00S" calcext:value-type="time">
            <text:p>12:49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closed. Increased thresholds in row 1, 3 and 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2H54M00S" calcext:value-type="time">
            <text:p>12:54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open. After a while, pads 17-27 in row 1 showed 0 count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time" office:time-value="PT13H07M00S" calcext:value-type="time">
            <text:p>13:07</text:p>
          </table:table-cell>
          <table:table-cell office:value-type="time" office:time-value="PT13H10M00S" calcext:value-type="time">
            <text:p>13:1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05M00S" calcext:value-type="time">
            <text:p>17:0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lmost the same geometry as in run 133. Thresholds as in run 143.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time" office:time-value="PT17H07M00S" calcext:value-type="time">
            <text:p>17:07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ame thresholds as in run 133.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time" office:time-value="PT11H03M00S" calcext:value-type="time">
            <text:p>11:03</text:p>
          </table:table-cell>
          <table:table-cell office:value-type="time" office:time-value="PT11H13M00S" calcext:value-type="time">
            <text:p>11:13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close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time" office:time-value="PT11H14M00S" calcext:value-type="time">
            <text:p>11:14</text:p>
          </table:table-cell>
          <table:table-cell office:value-type="time" office:time-value="PT11H21M00S" calcext:value-type="time">
            <text:p>11:21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open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12"/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12"/>
          <table:table-cell/>
        </table:table-row>
      </table:table>
      <table:table table:name="PICO" table:style-name="ta1">
        <table:table-column table:style-name="co14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THGEM tripla con Rim</text:p>
          </table:table-cell>
          <table:table-cell table:style-name="ce13" office:value-type="string" calcext:value-type="string">
            <text:p>P=10 mbar no collimator shut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an VTHGEM</text:p>
          </table:table-cell>
          <table:table-cell office:value-type="string" calcext:value-type="string">
            <text:p>Vdrift = 800 Vind = 70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1,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1,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5,6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78-18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19-23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 Vdrfit</text:p>
          </table:table-cell>
          <table:table-cell office:value-type="string" calcext:value-type="string">
            <text:p>Vthegm 180 Vind 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,3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90-2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 Vind</text:p>
          </table:table-cell>
          <table:table-cell office:value-type="string" calcext:value-type="string">
            <text:p>Vthgem 180 Vdrift 8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0,5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9-2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g run </text:p>
          </table:table-cell>
          <table:table-cell office:value-type="string" calcext:value-type="string">
            <text:p>VT 180, Vd 800, Vi 70</text:p>
          </table:table-cell>
          <table:table-cell table:number-columns-repeated="102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ed run</text:p>
          </table:table-cell>
          <table:table-cell table:number-columns-repeated="1023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THGEM tripla con Rim</text:p>
          </table:table-cell>
          <table:table-cell table:style-name="ce13" office:value-type="string" calcext:value-type="string">
            <text:p>P=20 mbar no collimator shut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an VTHGEM</text:p>
          </table:table-cell>
          <table:table-cell office:value-type="string" calcext:value-type="string">
            <text:p>Vdrift = 1200 Vind = 100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71,8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 Vdrfit</text:p>
          </table:table-cell>
          <table:table-cell office:value-type="string" calcext:value-type="string">
            <text:p>Vthegm 200 Vind 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8-1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 Vind</text:p>
          </table:table-cell>
          <table:table-cell office:value-type="string" calcext:value-type="string">
            <text:p>Vthgem 200 Vdrift 12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7-130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THGEM tripla con Rim</text:p>
          </table:table-cell>
          <table:table-cell table:style-name="ce13" office:value-type="string" calcext:value-type="string">
            <text:p>P=30 mbar no collimator shut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an VTHGEM</text:p>
          </table:table-cell>
          <table:table-cell office:value-type="string" calcext:value-type="string">
            <text:p>Vdrift = 1400 Vind = 120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131-14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 Vdrfit</text:p>
          </table:table-cell>
          <table:table-cell office:value-type="string" calcext:value-type="string">
            <text:p>Vthegm 230 Vind 1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45-16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 Vind</text:p>
          </table:table-cell>
          <table:table-cell office:value-type="string" calcext:value-type="string">
            <text:p>Vthgem 230 Vdrift 14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64-17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THGEM tripla senza Rim</text:p>
          </table:table-cell>
          <table:table-cell office:value-type="string" calcext:value-type="string">
            <text:p>P=10 mbar no collimator shut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an VTHGEM</text:p>
          </table:table-cell>
          <table:table-cell office:value-type="string" calcext:value-type="string">
            <text:p>Vdrift = 800 Vind = 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39-24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80-28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 Vdrfit</text:p>
          </table:table-cell>
          <table:table-cell office:value-type="string" calcext:value-type="string">
            <text:p>Vthegm 160 Vind 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68-27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an Vind</text:p>
          </table:table-cell>
          <table:table-cell office:value-type="string" calcext:value-type="string">
            <text:p>Vthgem 170 Vdrift 8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48-26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ong run </text:p>
          </table:table-cell>
          <table:table-cell table:number-columns-repeated="1023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70 – 160 – 800</text:p>
          </table:table-cell>
          <table:table-cell table:number-columns-repeated="1022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70 – 160 – 800</text:p>
          </table:table-cell>
          <table:table-cell office:value-type="string" calcext:value-type="string">
            <text:p>problems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THGEM tripla senza Rim</text:p>
          </table:table-cell>
          <table:table-cell office:value-type="string" calcext:value-type="string">
            <text:p>P=20 mbar no collimator shutter</text:p>
          </table:table-cell>
          <table:table-cell table:number-columns-repeated="1022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1023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09:14:08.626288163</meta:creation-date>
    <dc:date>2024-10-30T17:54:21.322983041</dc:date>
    <meta:editing-duration>PT1H22M27S</meta:editing-duration>
    <meta:editing-cycles>11</meta:editing-cycles>
    <meta:generator>LibreOffice/7.3.7.2$Linux_X86_64 LibreOffice_project/30$Build-2</meta:generator>
    <meta:document-statistic meta:table-count="2" meta:cell-count="597" meta:object-count="0"/>
  </office:meta>
</office:document-meta>
</file>